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5c2307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895b0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95b0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95b0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dd7b" officeooo:paragraph-rsid="008657be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d744e" officeooo:paragraph-rsid="007d744e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657be" officeooo:paragraph-rsid="008c8802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657be" officeooo:paragraph-rsid="008657be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2c89a" officeooo:paragraph-rsid="008c8802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8802" officeooo:paragraph-rsid="008c8802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d744e" officeooo:paragraph-rsid="008c8802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d744e" officeooo:paragraph-rsid="007d744e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7d744e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8c8802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8657be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officeooo:paragraph-rsid="008657be" style:font-weight-asian="bold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8c8802" officeooo:paragraph-rsid="008c8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657be" style:font-weight-asian="bold" style:font-weight-complex="bold"/>
    </style:style>
    <style:style style:name="T3" style:family="text">
      <style:text-properties fo:font-weight="bold" officeooo:rsid="008c8802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7d744e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8657be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82c89a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317a56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372684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7d744e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8657b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63d7bc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815a3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c230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8af20d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8da3f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officeooo:rsid="008657be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7d744e" style:font-size-asian="12pt" style:font-size-complex="12pt"/>
    </style:style>
    <style:style style:name="T23" style:family="text">
      <style:text-properties officeooo:rsid="008657be"/>
    </style:style>
    <style:style style:name="T24" style:family="text">
      <style:text-properties officeooo:rsid="0035db3e"/>
    </style:style>
    <style:style style:name="T25" style:family="text">
      <style:text-properties officeooo:rsid="008c468e"/>
    </style:style>
    <style:style style:name="T26" style:family="text">
      <style:text-properties officeooo:rsid="008c88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24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C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14">3</text:span><text:span text:style-name="T15">0</text:span><text:span text:style-name="T20">6</text:span><text:span text:style-name="T16"> - </text:span><text:span text:style-name="T14">Flight -</text:span><text:span text:style-name="T17"> </text:span><text:span text:style-name="T18">Navigation</text:span><text:span text:style-name="T13"> to NDB</text:span></text:p>
      <text:p text:style-name="P2"/>
      <text:p text:style-name="P1"><text:span text:style-name="T9">N</text:span><text:span text:style-name="T10">avigate to a beacon (NDB) </text:span><text:span text:style-name="T11">with </text:span><text:span text:style-name="T12">ADF (AN/ARN-149)</text:span><text:span text:style-name="T6"> -- WIP, needs verification</text:span></text:p>
      <text:list xml:id="list2880028082" text:style-name="L1">
        <text:list-item>
          <text:p text:style-name="P6">Set <text:span text:style-name="T1">ADF audio</text:span> if needed on <text:span text:style-name="T1">CMWS control panel</text:span><text:span text:style-name="T23"> with </text:span><text:span text:style-name="T2">CMWS/NAV</text:span><text:span text:style-name="T23"> switch to </text:span><text:span text:style-name="T2">NAV</text:span> (PLT front right canopy frame)</text:p>
        </text:list-item>
        <text:list-item>
          <text:p text:style-name="P14"><text:span text:style-name="T6">Go to</text:span><text:span text:style-name="T5"> </text:span><text:span text:style-name="T12">TSD</text:span><text:span text:style-name="T5"> </text:span><text:span text:style-name="T6">page -&gt; </text:span><text:span text:style-name="T12">INST</text:span><text:span text:style-name="T5"> (L1)</text:span><text:span text:style-name="T6"> -&gt;</text:span><text:span text:style-name="T5"> </text:span><text:span text:style-name="T12">UTIL</text:span><text:span text:style-name="T5"> (T6).</text:span></text:p>
        </text:list-item>
        <text:list-item>
          <text:p text:style-name="P7">Press <text:span text:style-name="T1">ADF</text:span> OSB (B6) to toggle ADF power on<text:span text:style-name="T23">, then UTIL</text:span><text:span text:style-name="T25"> to exit back to the </text:span><text:span text:style-name="T26">INST</text:span><text:span text:style-name="T25"> menus.</text:span></text:p>
        </text:list-item>
        <text:list-item>
          <text:p text:style-name="P7">Select ADF frequency<text:span text:style-name="T26">, </text:span><text:span text:style-name="T3">from TSD -&gt; INST</text:span>:</text:p>
        </text:list-item>
      </text:list>
      <text:list xml:id="list51796317" text:style-name="L2">
        <text:list-item>
          <text:list>
            <text:list-item>
              <text:p text:style-name="P12">Manual tuning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5"><text:span text:style-name="T5">Press </text:span><text:span text:style-name="T12">FREQ&gt;</text:span><text:span text:style-name="T5"> OSB (</text:span><text:span text:style-name="T7">L3</text:span><text:span text:style-name="T5">), enter frequency on KU and press ENTER.</text:span></text:p>
                  <text:list>
                    <text:list-item>
                      <text:p text:style-name="P8">Press <text:span text:style-name="T1">TUNE</text:span> OSB (T5) to tune the ADF to the frequency.</text:p>
                    </text:list-item>
                  </text:list>
                </text:list-item>
                <text:list-item>
                  <text:p text:style-name="P10"><text:span text:style-name="T23">Press </text:span><text:span text:style-name="T2">LAST FREQ</text:span><text:span text:style-name="T23"> OSB (L5) to toggle back and forth between current and previous frequency, useful when navigating to intersection??</text:span></text:p>
                </text:list-item>
              </text:list>
            </text:list-item>
          </text:list>
        </text:list-item>
      </text:list>
      <text:list xml:id="list93708695994788" text:continue-list="list51796317" text:style-name="L2">
        <text:list-item>
          <text:list>
            <text:list-item>
              <text:p text:style-name="P17"><text:span text:style-name="T21">Use a p</text:span><text:span text:style-name="T22">reset: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8"><text:span text:style-name="T5">P</text:span><text:span text:style-name="T4">ress </text:span><text:span text:style-name="T8">UTIL</text:span><text:span text:style-name="T4"> OSB.</text:span></text:p>
                </text:list-item>
                <text:list-item>
                  <text:p text:style-name="P16"><text:span text:style-name="T5">Press </text:span><text:span text:style-name="T12">L2-L6</text:span><text:span text:style-name="T5"> or </text:span><text:span text:style-name="T12">R2-R6</text:span><text:span text:style-name="T5"> OSBs</text:span><text:span text:style-name="T6">. (Presets may only have values for Caucaucus map??)</text:span></text:p>
                </text:list-item>
              </text:list>
            </text:list-item>
          </text:list>
        </text:list-item>
      </text:list>
      <text:list xml:id="list93708426398069" text:continue-list="list93708695994788" text:style-name="L2">
        <text:list-item>
          <text:list>
            <text:list-item>
              <text:p text:style-name="P13">Edit a preset:</text:p>
            </text:list-item>
          </text:list>
        </text:list-item>
      </text:list>
      <text:list xml:id="list93708040232255" text:continue-list="list2880028082" text:style-name="L1">
        <text:list-item>
          <text:list>
            <text:list-item>
              <text:list>
                <text:list-item>
                  <text:p text:style-name="P11">Press <text:span text:style-name="T1">UTIL</text:span> OSB.</text:p>
                </text:list-item>
                <text:list-item>
                  <text:p text:style-name="P7">Select preset to edit.</text:p>
                </text:list-item>
                <text:list-item>
                  <text:p text:style-name="P7">Press <text:span text:style-name="T1">ID&gt;</text:span> OSB (B4), enter Morse identifier on <text:span text:style-name="T1">KU</text:span> and press ENTER.</text:p>
                </text:list-item>
                <text:list-item>
                  <text:p text:style-name="P7">Press <text:span text:style-name="T1">FREQ&gt;</text:span> OSB (B5), enter frequency on <text:span text:style-name="T1">KU</text:span> and press ENTER.</text:p>
                </text:list-item>
                <text:list-item>
                  <text:p text:style-name="P9">Press <text:span text:style-name="T1">TUNE</text:span> OSB (T5) to tune the ADF to the frequency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09:37:06.981000000</dc:date>
    <meta:editing-duration>PT19H50M22S</meta:editing-duration>
    <meta:editing-cycles>9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5" meta:word-count="215" meta:character-count="1063" meta:non-whitespace-character-count="890"/>
  </office:meta>
</office:document-meta>
</file>